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S</mi>
                  <mi>,</mi>
                  <mi mathvariant="italic">hyper</mi>
                </mrow>
              </msub>
              <mo stretchy="false">=</mo>
              <msup>
                <mi>M</mi>
                <mn>2</mn>
              </msup>
            </mrow>
            <msub>
              <mi>V</mi>
              <mrow>
                <mi>S</mi>
                <mi>,</mi>
                <mi mathvariant="italic">gauss</mi>
              </mrow>
            </msub>
          </mrow>
        </mtd>
      </mtr>
      <mtr>
        <mtd>
          <mrow>
            <msub>
              <mi>w</mi>
              <mrow>
                <mn>0</mn>
                <mi>,</mi>
                <mi mathvariant="italic">hyper</mi>
              </mrow>
            </msub>
            <mo stretchy="false">=</mo>
            <msub>
              <mi>w</mi>
              <mrow>
                <mn>0</mn>
                <mi>,</mi>
                <mi mathvariant="italic">gauss</mi>
              </mrow>
            </msub>
            <mo stretchy="false">=</mo>
            <msub>
              <mi>w</mi>
              <mn>0</mn>
            </msub>
          </mrow>
        </mtd>
      </mtr>
      <mtr>
        <mtd>
          <mrow>
            <msub>
              <mi>z</mi>
              <mrow>
                <mn>0</mn>
                <mi>,</mi>
                <mi mathvariant="italic">gauss</mi>
              </mrow>
            </msub>
            <mo stretchy="false">=</mo>
            <mfrac>
              <msub>
                <mi>w</mi>
                <mn>0</mn>
              </msub>
              <msub>
                <mi>V</mi>
                <mrow>
                  <mi>S</mi>
                  <mi>,</mi>
                  <mi mathvariant="italic">gauss</mi>
                </mrow>
              </msub>
            </mfrac>
          </mrow>
        </mtd>
      </mtr>
      <mtr>
        <mtd>
          <mrow>
            <msub>
              <mi>z</mi>
              <mrow>
                <mn>0</mn>
                <mi>,</mi>
                <mi mathvariant="italic">hyper</mi>
              </mrow>
            </msub>
            <mo stretchy="false">=</mo>
            <mfrac>
              <msub>
                <mi>w</mi>
                <mn>0</mn>
              </msub>
              <msub>
                <mi>V</mi>
                <mrow>
                  <mi>S</mi>
                  <mi>,</mi>
                  <mi mathvariant="italic">hyper</mi>
                </mrow>
              </msub>
            </mfrac>
          </mrow>
        </mtd>
      </mtr>
      <mtr>
        <mtd>
          <mrow>
            <msub>
              <mi>z</mi>
              <mrow>
                <mn>0</mn>
                <mi>,</mi>
                <mi mathvariant="italic">hyper</mi>
              </mrow>
            </msub>
            <mo stretchy="false">=</mo>
            <mfrac>
              <msub>
                <mi>w</mi>
                <mn>0</mn>
              </msub>
              <mrow>
                <msup>
                  <mi>M</mi>
                  <mn>2</mn>
                </msup>
                <msub>
                  <mi>V</mi>
                  <mrow>
                    <mi>S</mi>
                    <mi>,</mi>
                    <mi mathvariant="italic">gauss</mi>
                  </mrow>
                </msub>
              </mrow>
            </mfrac>
            <mo stretchy="false">=</mo>
            <mfrac>
              <msub>
                <mi>z</mi>
                <mrow>
                  <mn>0</mn>
                  <mi>,</mi>
                  <mi mathvariant="italic">gauss</mi>
                </mrow>
              </msub>
              <msup>
                <mi>M</mi>
                <mn>2</mn>
              </msup>
            </mfrac>
          </mrow>
        </mtd>
      </mtr>
      <mtr>
        <mtd>
          <mrow/>
        </mtd>
      </mtr>
      <mtr>
        <mtd>
          <mrow>
            <msub>
              <mi>w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w</mi>
                <mn>0</mn>
              </msub>
            </mrow>
            <mrow>
              <msqrt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i>z</mi>
                          <msub>
                            <mi>z</mi>
                            <mrow>
                              <mn>0</mn>
                              <mi>,</mi>
                              <mi mathvariant="italic">hyper</mi>
                            </mrow>
                          </msub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ub>
                <mi>w</mi>
                <mn>0</mn>
              </msub>
            </mrow>
            <msqrt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row>
                          <mi>z</mi>
                          <msup>
                            <mi>M</mi>
                            <mn>2</mn>
                          </msup>
                        </mrow>
                        <msub>
                          <mi>z</mi>
                          <mrow>
                            <mn>0</mn>
                            <mi>,</mi>
                            <mi mathvariant="italic">gauss</mi>
                          </mrow>
                        </msub>
                      </mfrac>
                    </mrow>
                    <mo fence="true" stretchy="true">)</mo>
                  </mrow>
                  <mn>2</mn>
                </msup>
              </mrow>
            </msqrt>
          </mrow>
        </mtd>
      </mtr>
      <mtr>
        <mtd>
          <mrow>
            <msub>
              <mi>R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z</mi>
            </mrow>
            <mrow>
              <mrow>
                <mo fence="true" stretchy="true">[</mo>
                <mrow>
                  <mrow>
                    <mn>1</mn>
                    <mo stretchy="false">+</mo>
                    <msup>
                      <mrow>
                        <mo fence="true" stretchy="true">(</mo>
                        <mrow>
                          <mfrac>
                            <msub>
                              <mi>z</mi>
                              <mrow>
                                <mn>0</mn>
                                <mi>,</mi>
                                <mi mathvariant="italic">hyper</mi>
                              </mrow>
                            </msub>
                            <mi>z</mi>
                          </mfrac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  <mo stretchy="false">=</mo>
              <mi>z</mi>
            </mrow>
            <mrow>
              <mo fence="true" stretchy="true">[</mo>
              <mrow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sub>
                            <mi>z</mi>
                            <mrow>
                              <mn>0</mn>
                              <mi>,</mi>
                              <mi mathvariant="italic">gauss</mi>
                            </mrow>
                          </msub>
                          <mrow>
                            <mi>z</mi>
                            <msup>
                              <mi>M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</mrow>
        </mtd>
      </mtr>
      <mtr>
        <mtd>
          <mrow/>
        </mtd>
      </mtr>
      <mtr>
        <mtd>
          <mrow>
            <msub>
              <mi>z</mi>
              <mrow>
                <mn>0</mn>
                <mi>,</mi>
                <mi mathvariant="italic">hyper</mi>
              </mrow>
            </msub>
            <mo stretchy="false">=</mo>
            <mfrac>
              <msub>
                <mi>z</mi>
                <mrow>
                  <mn>0</mn>
                  <mi>,</mi>
                  <mi mathvariant="italic">gauss</mi>
                </mrow>
              </msub>
              <msup>
                <mi>M</mi>
                <mn>2</mn>
              </msup>
            </mfrac>
            <mo stretchy="false">=</mo>
            <mfrac>
              <mrow>
                <mi>π</mi>
                <msubsup>
                  <mi>w</mi>
                  <mn>0</mn>
                  <mn>2</mn>
                </msubsup>
              </mrow>
              <mrow>
                <msup>
                  <mi>M</mi>
                  <mn>2</mn>
                </msup>
                <mi>λ</mi>
              </mrow>
            </mfrac>
          </mrow>
        </mtd>
      </mtr>
      <mtr>
        <mtd>
          <mrow/>
        </mtd>
      </mtr>
      <mtr>
        <mtd>
          <mrow>
            <mfrac>
              <msubsup>
                <mi>w</mi>
                <mn>0</mn>
                <mn>2</mn>
              </msubsup>
              <msup>
                <mi>M</mi>
                <mn>2</mn>
              </msup>
            </mfrac>
            <mo stretchy="false">=</mo>
            <msubsup>
              <mi>w</mi>
              <mrow>
                <mn>0</mn>
                <mi>,</mi>
                <mi mathvariant="italic">eqv</mi>
              </mrow>
              <mn>2</mn>
            </msubsup>
          </mrow>
        </mtd>
      </mtr>
      <mtr>
        <mtd>
          <mrow>
            <msub>
              <mi>z</mi>
              <mrow>
                <mn>0</mn>
                <mi>,</mi>
                <mi mathvariant="italic">hyper</mi>
              </mrow>
            </msub>
            <mo stretchy="false">=</mo>
            <mfrac>
              <mrow>
                <mi>π</mi>
                <msubsup>
                  <mi>w</mi>
                  <mrow>
                    <mn>0</mn>
                    <mi>,</mi>
                    <mi mathvariant="italic">eqv</mi>
                  </mrow>
                  <mn>2</mn>
                </msubsup>
              </mrow>
              <mi>λ</mi>
            </mfrac>
            <mo stretchy="false">=</mo>
            <msub>
              <mi>z</mi>
              <mrow>
                <mn>0</mn>
                <mi>,</mi>
                <mi mathvariant="italic">eqv</mi>
              </mrow>
            </msub>
          </mrow>
        </mtd>
      </mtr>
      <mtr>
        <mtd>
          <mrow/>
        </mtd>
      </mtr>
      <mtr>
        <mtd>
          <mrow>
            <mrow>
              <msub>
                <mi>w</mi>
                <mn>0</mn>
              </msub>
              <mo stretchy="false">=</mo>
              <mi>M</mi>
            </mrow>
            <mrow>
              <mspace width="2em"/>
              <mo stretchy="false">×</mo>
              <mspace width="2em"/>
            </mrow>
            <msub>
              <mi>w</mi>
              <mrow>
                <mn>0</mn>
                <mi>,</mi>
                <mi mathvariant="italic">eqv</mi>
              </mrow>
            </msub>
          </mrow>
        </mtd>
      </mtr>
      <mtr>
        <mtd>
          <mrow/>
        </mtd>
      </mtr>
      <mtr>
        <mtd>
          <mrow>
            <msub>
              <mi>w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M</mi>
            </mrow>
            <mrow>
              <mspace width="2em"/>
              <mo stretchy="false">×</mo>
              <mspace width="2em"/>
            </mrow>
            <msub>
              <mi>w</mi>
              <mrow>
                <mn>0</mn>
                <mi>,</mi>
                <mi mathvariant="italic">eqv</mi>
              </mrow>
            </msub>
            <msqrt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i>z</mi>
                        <msub>
                          <mi>z</mi>
                          <mrow>
                            <mn>0</mn>
                            <mi>,</mi>
                            <mi mathvariant="italic">eqv</mi>
                          </mrow>
                        </msub>
                      </mfrac>
                    </mrow>
                    <mo fence="true" stretchy="true">)</mo>
                  </mrow>
                  <mn>2</mn>
                </msup>
              </mrow>
            </msqrt>
            <mspace width="4em"/>
            <mo stretchy="false">→</mo>
            <mspace width="4em"/>
            <msub>
              <mi>w</mi>
              <mi mathvariant="italic">eqv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w</mi>
                <mrow>
                  <mn>0</mn>
                  <mi>,</mi>
                  <mi mathvariant="italic">eqv</mi>
                </mrow>
              </msub>
            </mrow>
            <msqrt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i>z</mi>
                        <msub>
                          <mi>z</mi>
                          <mrow>
                            <mn>0</mn>
                            <mi>,</mi>
                            <mi mathvariant="italic">eqv</mi>
                          </mrow>
                        </msub>
                      </mfrac>
                    </mrow>
                    <mo fence="true" stretchy="true">)</mo>
                  </mrow>
                  <mn>2</mn>
                </msup>
              </mrow>
            </msqrt>
          </mrow>
        </mtd>
      </mtr>
      <mtr>
        <mtd>
          <mrow>
            <msub>
              <mi>R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z</mi>
            </mrow>
            <mrow>
              <mo fence="true" stretchy="true">[</mo>
              <mrow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sub>
                            <mi>z</mi>
                            <mrow>
                              <mn>0</mn>
                              <mi>,</mi>
                              <mi mathvariant="italic">eqv</mi>
                            </mrow>
                          </msub>
                          <mi>z</mi>
                        </mfrac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space width="4em"/>
            <mo stretchy="false">→</mo>
            <mspace width="4em"/>
            <msub>
              <mi>R</mi>
              <mi mathvariant="italic">eqv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z</mi>
            </mrow>
            <mrow>
              <mo fence="true" stretchy="true">[</mo>
              <mrow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sub>
                            <mi>z</mi>
                            <mrow>
                              <mn>0</mn>
                              <mi>,</mi>
                              <mi mathvariant="italic">eqv</mi>
                            </mrow>
                          </msub>
                          <mi>z</mi>
                        </mfrac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</mrow>
        </mtd>
      </mtr>
      <mtr>
        <mtd>
          <mrow/>
        </mtd>
      </mtr>
      <mtr>
        <mtd>
          <mrow>
            <msub>
              <mi>w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M</mi>
            </mrow>
            <mrow>
              <mspace width="2em"/>
              <mo stretchy="false">×</mo>
              <mspace width="2em"/>
            </mrow>
            <msub>
              <mi>w</mi>
              <mi mathvariant="italic">eqv</mi>
            </msub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sub>
              <mi>R</mi>
              <mi mathvariant="italic">hyper</mi>
            </msub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sub>
                <mi>R</mi>
                <mi mathvariant="italic">eqv</mi>
              </msub>
            </mrow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/>
        </mtd>
      </mtr>
    </mtable>
    <annotation encoding="StarMath 5.0">V_{S,hyper} = M^2 V_{S,gauss}
newline
w_{0,hyper} = w_{0,gauss} = w_0
newline
z_{0,gauss} = {w_0} over V_{S,gauss}
newline
z_{0,hyper} = {w_0} over V_{S,hyper}
newline
z_{0,hyper} = {w_0} over {M^2 V_{S,gauss}} = {z_{0,gauss}} over {M^2}
newline
newline

w_{hyper}(z) = w_0 sqrt{ 1 + left( {z} over {z_{0,hyper}} right)^2 }
             = w_0 sqrt{ 1 + left( {z M^2} over {z_{0,gauss}} right)^2 }
newline
R_{hyper}(z) = z left[ 1 + left( {z_{0,hyper}} over {z} right)^2 right]
             = z left[ 1 + left( {z_{0,gauss}} over {z M^2} right)^2 right]
newline
newline           

z_{0,hyper} = {z_{0,gauss}} over {M^2} = {%pi w_0^2} over {M^2 %lambda}
newline
newline           

{w_0^2} over {M^2} = w_{0,eqv}^2
newline
z_{0,hyper} = {%pi w_{0,eqv}^2} over {%lambda} = z_{0,eqv}
newline
newline

w_0 = M ~times~ w_{0,eqv}
newline
newline

w_{hyper}(z) = M ~times~ w_{0,eqv} sqrt{ 1 + left( {z} over {z_{0,eqv}} right)^2 }
               ~~ rightarrow ~~
w_{eqv}(z) = w_{0,eqv} sqrt{ 1 + left( {z} over {z_{0,eqv}} right)^2 }
newline
R_{hyper}(z) = z left[ 1 + left( {z_{0,eqv}} over {z} right)^2 right]
               ~~ rightarrow ~~
R_{eqv}(z) = z left[ 1 + left( {z_{0,eqv}} over {z} right)^2 right]
newline
newline    

w_{hyper}(z) = M ~times~ w_{eqv}(z)
newline
R_{hyper}(z) = R_{eqv}(z)
newline
newline
         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7:45:01.105000000</meta:creation-date>
    <meta:generator>LibreOffice/6.2.0.3$Windows_x86 LibreOffice_project/98c6a8a1c6c7b144ce3cc729e34964b47ce25d62</meta:generator>
  </office:meta>
</office:document-meta>
</file>